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3e77c"/>
    </style:style>
    <style:style style:name="P2" style:family="paragraph" style:parent-style-name="Standard">
      <style:text-properties officeooo:paragraph-rsid="002716f0"/>
    </style:style>
    <style:style style:name="P3" style:family="paragraph" style:parent-style-name="Standard">
      <style:text-properties officeooo:paragraph-rsid="00282a57"/>
    </style:style>
    <style:style style:name="P4" style:family="paragraph" style:parent-style-name="Standard">
      <style:text-properties officeooo:paragraph-rsid="0029d5db"/>
    </style:style>
    <style:style style:name="P5" style:family="paragraph" style:parent-style-name="Standard">
      <style:text-properties officeooo:rsid="002c085c" officeooo:paragraph-rsid="002c085c"/>
    </style:style>
    <style:style style:name="P6" style:family="paragraph" style:parent-style-name="Standard">
      <style:text-properties fo:font-weight="bold" officeooo:rsid="002c085c" officeooo:paragraph-rsid="002c085c" style:font-weight-asian="bold" style:font-weight-complex="bold"/>
    </style:style>
    <style:style style:name="P7" style:family="paragraph" style:parent-style-name="Standard">
      <style:text-properties fo:font-weight="bold" officeooo:rsid="002d0908" officeooo:paragraph-rsid="002d0908" style:font-weight-asian="bold" style:font-weight-complex="bold"/>
    </style:style>
    <style:style style:name="P8" style:family="paragraph" style:parent-style-name="Standard">
      <style:text-properties officeooo:paragraph-rsid="002d0908"/>
    </style:style>
    <style:style style:name="P9" style:family="paragraph" style:parent-style-name="Standard">
      <style:text-properties fo:color="#c9211e" loext:opacity="100%"/>
    </style:style>
    <style:style style:name="P10" style:family="paragraph" style:parent-style-name="Standard">
      <style:text-properties fo:color="#c9211e" loext:opacity="100%" officeooo:paragraph-rsid="002d0908"/>
    </style:style>
    <style:style style:name="P11" style:family="paragraph" style:parent-style-name="Standard">
      <style:text-properties fo:color="#168253" loext:opacity="100%"/>
    </style:style>
    <style:style style:name="P12" style:family="paragraph" style:parent-style-name="Standard">
      <style:text-properties fo:color="#168253" loext:opacity="100%" officeooo:paragraph-rsid="0023e77c"/>
    </style:style>
    <style:style style:name="P13" style:family="paragraph" style:parent-style-name="Standard">
      <style:text-properties fo:color="#3465a4" loext:opacity="100%" officeooo:paragraph-rsid="0024ed57"/>
    </style:style>
    <style:style style:name="P14" style:family="paragraph" style:parent-style-name="Text_20_body">
      <style:text-properties officeooo:paragraph-rsid="002716f0"/>
    </style:style>
    <style:style style:name="P15" style:family="paragraph" style:parent-style-name="Text_20_body">
      <style:text-properties officeooo:paragraph-rsid="00282a57"/>
    </style:style>
    <style:style style:name="P16" style:family="paragraph" style:parent-style-name="Text_20_body">
      <style:text-properties officeooo:paragraph-rsid="0029d5db"/>
    </style:style>
    <style:style style:name="P17" style:family="paragraph" style:parent-style-name="Text_20_body">
      <style:text-properties fo:color="#c9211e" loext:opacity="100%"/>
    </style:style>
    <style:style style:name="P18" style:family="paragraph" style:parent-style-name="Text_20_body">
      <style:text-properties fo:color="#168253" loext:opacity="100%"/>
    </style:style>
    <style:style style:name="P19" style:family="paragraph" style:parent-style-name="Text_20_body">
      <style:text-properties fo:color="#3465a4" loext:opacity="100%"/>
    </style:style>
    <style:style style:name="P20" style:family="paragraph" style:parent-style-name="Text_20_body">
      <style:text-properties fo:color="#3465a4" loext:opacity="100%" officeooo:paragraph-rsid="0023e77c"/>
    </style:style>
    <style:style style:name="P21" style:family="paragraph" style:parent-style-name="Text_20_body">
      <style:text-properties fo:color="#3465a4" loext:opacity="100%" officeooo:paragraph-rsid="0024ed57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c9211e" loext:opacity="100%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68253" loext:opacity="100%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3465a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--------------------------------------------------------------------------------------------------------------------------</text:p>
      <text:p text:style-name="P7">Router route tables and running-config</text:p>
      <text:p text:style-name="P8">---------------------------------------------------------------------------------------------------------------------------</text:p>
      <text:p text:style-name="P9">RRaktar(config)#do show ip route</text:p>
      <text:p text:style-name="P23">Codes: L - local, C - connected, S - static, R - RIP, M - mobile, B - BGP</text:p>
      <text:p text:style-name="P23">D - EIGRP, EX - EIGRP external, O - OSPF, IA - OSPF inter area</text:p>
      <text:p text:style-name="P23">N1 - OSPF NSSA external type 1, N2 - OSPF NSSA external type 2</text:p>
      <text:p text:style-name="P23">E1 - OSPF external type 1, E2 - OSPF external type 2, E - EGP</text:p>
      <text:p text:style-name="P23">i - IS-IS, L1 - IS-IS level-1, L2 - IS-IS level-2, ia - IS-IS inter area</text:p>
      <text:p text:style-name="P23">* - candidate default, U - per-user static route, o - ODR</text:p>
      <text:p text:style-name="P23">P - periodic downloaded static route</text:p>
      <text:p text:style-name="P17"/>
      <text:p text:style-name="P23">Gateway of last resort is not set</text:p>
      <text:p text:style-name="P17"/>
      <text:p text:style-name="P23">8.0.0.0/30 is subnetted, 1 subnets</text:p>
      <text:p text:style-name="P23">S 8.8.8.0/30 is directly connected, Serial0/0/0</text:p>
      <text:p text:style-name="P23">9.0.0.0/8 is variably subnetted, 2 subnets, 2 masks</text:p>
      <text:p text:style-name="P23">C 9.9.9.0/30 is directly connected, Serial0/0/0</text:p>
      <text:p text:style-name="P23">L 9.9.9.1/32 is directly connected, Serial0/0/0</text:p>
      <text:p text:style-name="P23">192.168.50.0/24 is variably subnetted, 4 subnets, 2 masks</text:p>
      <text:p text:style-name="P23">C 192.168.50.0/27 is directly connected, GigabitEthernet0/0</text:p>
      <text:p text:style-name="P23">L 192.168.50.1/32 is directly connected, GigabitEthernet0/0</text:p>
      <text:p text:style-name="P23">S 192.168.50.64/27 is directly connected, Serial0/0/0</text:p>
      <text:p text:style-name="P23">S 192.168.50.128/27 is directly connected, Serial0/0/0</text:p>
      <text:p text:style-name="P10">---------------------------------------------------------------------------------------------------------------------------</text:p>
      <text:p text:style-name="P23">RRaktar(config)# do show running-config</text:p>
      <text:p text:style-name="P23">Building configuration...</text:p>
      <text:p text:style-name="P17"/>
      <text:p text:style-name="P23">Current configuration : 1307 bytes</text:p>
      <text:p text:style-name="P23">!</text:p>
      <text:p text:style-name="P23">version 15.1</text:p>
      <text:p text:style-name="P23">no service timestamps log datetime msec</text:p>
      <text:p text:style-name="P23">no service timestamps debug datetime msec</text:p>
      <text:p text:style-name="P23">service password-encryption</text:p>
      <text:p text:style-name="P23">!</text:p>
      <text:p text:style-name="P23">hostname RRaktar</text:p>
      <text:p text:style-name="P23">!</text:p>
      <text:p text:style-name="P23">!</text:p>
      <text:p text:style-name="P23">!</text:p>
      <text:p text:style-name="P23">enable secret 5 $1$mERr$DzAAKnSDFx1KMB6ncJIZh.</text:p>
      <text:p text:style-name="P23">!</text:p>
      <text:p text:style-name="P23">!</text:p>
      <text:p text:style-name="P23"><text:soft-page-break/>!</text:p>
      <text:p text:style-name="P23">!</text:p>
      <text:p text:style-name="P23">!</text:p>
      <text:p text:style-name="P23">!</text:p>
      <text:p text:style-name="P23">no ip cef</text:p>
      <text:p text:style-name="P23">no ipv6 cef</text:p>
      <text:p text:style-name="P23">!</text:p>
      <text:p text:style-name="P23">!</text:p>
      <text:p text:style-name="P23">!</text:p>
      <text:p text:style-name="P23">username rendszer secret 5 $1$mERr$Xwxi.91ci7SyWyNJ/rZra1</text:p>
      <text:p text:style-name="P23">!</text:p>
      <text:p text:style-name="P23">!</text:p>
      <text:p text:style-name="P23">license udi pid CISCO2911/K9 sn FTX152459H8-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no ip domain-lookup</text:p>
      <text:p text:style-name="P23">ip domain-name doli.local</text:p>
      <text:p text:style-name="P23">!</text:p>
      <text:p text:style-name="P23">!</text:p>
      <text:p text:style-name="P23">spanning-tree mode pvst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interface GigabitEthernet0/0</text:p>
      <text:p text:style-name="P23">ip address 192.168.50.1 255.255.255.224</text:p>
      <text:p text:style-name="P23">duplex auto</text:p>
      <text:p text:style-name="P23">speed auto</text:p>
      <text:p text:style-name="P23">!</text:p>
      <text:p text:style-name="P23">interface GigabitEthernet0/1</text:p>
      <text:p text:style-name="P23">no ip address</text:p>
      <text:p text:style-name="P23">duplex auto</text:p>
      <text:p text:style-name="P23">speed auto</text:p>
      <text:p text:style-name="P23"><text:soft-page-break/>shutdown</text:p>
      <text:p text:style-name="P23">!</text:p>
      <text:p text:style-name="P23">interface GigabitEthernet0/2</text:p>
      <text:p text:style-name="P23">no ip address</text:p>
      <text:p text:style-name="P23">duplex auto</text:p>
      <text:p text:style-name="P23">speed auto</text:p>
      <text:p text:style-name="P23">shutdown</text:p>
      <text:p text:style-name="P23">!</text:p>
      <text:p text:style-name="P23">interface Serial0/0/0</text:p>
      <text:p text:style-name="P23">ip address 9.9.9.1 255.255.255.252</text:p>
      <text:p text:style-name="P23">clock rate 2000000</text:p>
      <text:p text:style-name="P23">!</text:p>
      <text:p text:style-name="P23">interface Serial0/0/1</text:p>
      <text:p text:style-name="P23">no ip address</text:p>
      <text:p text:style-name="P23">clock rate 2000000</text:p>
      <text:p text:style-name="P23">shutdown</text:p>
      <text:p text:style-name="P23">!</text:p>
      <text:p text:style-name="P23">interface Vlan1</text:p>
      <text:p text:style-name="P23">no ip address</text:p>
      <text:p text:style-name="P23">shutdown</text:p>
      <text:p text:style-name="P23">!</text:p>
      <text:p text:style-name="P23">ip classless</text:p>
      <text:p text:style-name="P23">ip route 192.168.50.64 255.255.255.224 Serial0/0/0 </text:p>
      <text:p text:style-name="P23">ip route 8.8.8.0 255.255.255.252 Serial0/0/0 </text:p>
      <text:p text:style-name="P23">ip route 192.168.50.128 255.255.255.224 Serial0/0/0 </text:p>
      <text:p text:style-name="P23">!</text:p>
      <text:p text:style-name="P23">ip flow-export version 9</text:p>
      <text:p text:style-name="P23">!</text:p>
      <text:p text:style-name="P23">!</text:p>
      <text:p text:style-name="P23">!</text:p>
      <text:p text:style-name="P23">banner motd ^CFrantal Attila^C</text:p>
      <text:p text:style-name="P23">!</text:p>
      <text:p text:style-name="P23">!</text:p>
      <text:p text:style-name="P23">!</text:p>
      <text:p text:style-name="P23">!</text:p>
      <text:p text:style-name="P23">!</text:p>
      <text:p text:style-name="P23">line con 0</text:p>
      <text:p text:style-name="P23">password 7 08075E4F070D041B</text:p>
      <text:p text:style-name="P23">login</text:p>
      <text:p text:style-name="P23">!</text:p>
      <text:p text:style-name="P23">line aux 0</text:p>
      <text:p text:style-name="P23">!</text:p>
      <text:p text:style-name="P23"><text:soft-page-break/>line vty 0 4</text:p>
      <text:p text:style-name="P23">login local</text:p>
      <text:p text:style-name="P23">transport input ssh</text:p>
      <text:p text:style-name="P23">line vty 5 15</text:p>
      <text:p text:style-name="P23">password 7 082543420E161F1606</text:p>
      <text:p text:style-name="P23">login</text:p>
      <text:p text:style-name="P23">!</text:p>
      <text:p text:style-name="P23">!</text:p>
      <text:p text:style-name="P23">!</text:p>
      <text:p text:style-name="P23">end</text:p>
      <text:p text:style-name="Standard">---------------------------------------------------------------------------------------------------------------------------</text:p>
      <text:p text:style-name="Standard"/>
      <text:p text:style-name="P24">RKozpont(config)#do show ip route</text:p>
      <text:p text:style-name="P24">Codes: L - local, C - connected, S - static, R - RIP, M - mobile, B - BGP</text:p>
      <text:p text:style-name="P24">D - EIGRP, EX - EIGRP external, O - OSPF, IA - OSPF inter area</text:p>
      <text:p text:style-name="P24">N1 - OSPF NSSA external type 1, N2 - OSPF NSSA external type 2</text:p>
      <text:p text:style-name="P24">E1 - OSPF external type 1, E2 - OSPF external type 2, E - EGP</text:p>
      <text:p text:style-name="P24">i - IS-IS, L1 - IS-IS level-1, L2 - IS-IS level-2, ia - IS-IS inter area</text:p>
      <text:p text:style-name="P24">* - candidate default, U - per-user static route, o - ODR</text:p>
      <text:p text:style-name="P24">P - periodic downloaded static route</text:p>
      <text:p text:style-name="P18"/>
      <text:p text:style-name="P24">Gateway of last resort is not set</text:p>
      <text:p text:style-name="P18"/>
      <text:p text:style-name="P24">8.0.0.0/8 is variably subnetted, 2 subnets, 2 masks</text:p>
      <text:p text:style-name="P24">C 8.8.8.0/30 is directly connected, Serial0/0/1</text:p>
      <text:p text:style-name="P24">L 8.8.8.1/32 is directly connected, Serial0/0/1</text:p>
      <text:p text:style-name="P24">9.0.0.0/8 is variably subnetted, 2 subnets, 2 masks</text:p>
      <text:p text:style-name="P24">C 9.9.9.0/30 is directly connected, Serial0/0/0</text:p>
      <text:p text:style-name="P24">L 9.9.9.2/32 is directly connected, Serial0/0/0</text:p>
      <text:p text:style-name="P24">192.168.50.0/24 is variably subnetted, 4 subnets, 2 masks</text:p>
      <text:p text:style-name="P24">S 192.168.50.0/27 is directly connected, Serial0/0/0</text:p>
      <text:p text:style-name="P24">C 192.168.50.64/27 is directly connected, GigabitEthernet0/0</text:p>
      <text:p text:style-name="P24">L 192.168.50.65/32 is directly connected, GigabitEthernet0/0</text:p>
      <text:p text:style-name="P24">S 192.168.50.128/27 is directly connected, Serial0/0/1</text:p>
      <text:p text:style-name="P11"/>
      <text:p text:style-name="P12">---------------------------------------------------------------------------------------------------------------------------</text:p>
      <text:p text:style-name="P24">RKozpont(config)#do show running-config</text:p>
      <text:p text:style-name="P24">Building configuration...</text:p>
      <text:p text:style-name="P18"/>
      <text:p text:style-name="P24">Current configuration : 1233 bytes</text:p>
      <text:p text:style-name="P24">!</text:p>
      <text:p text:style-name="P24">version 15.1</text:p>
      <text:p text:style-name="P24"><text:soft-page-break/>no service timestamps log datetime msec</text:p>
      <text:p text:style-name="P24">no service timestamps debug datetime msec</text:p>
      <text:p text:style-name="P24">service password-encryption</text:p>
      <text:p text:style-name="P24">!</text:p>
      <text:p text:style-name="P24">hostname RKozpont</text:p>
      <text:p text:style-name="P24">!</text:p>
      <text:p text:style-name="P24">!</text:p>
      <text:p text:style-name="P24">!</text:p>
      <text:p text:style-name="P24">enable secret 5 $1$mERr$DzAAKnSDFx1KMB6ncJIZh.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no ip cef</text:p>
      <text:p text:style-name="P24">no ipv6 cef</text:p>
      <text:p text:style-name="P24">!</text:p>
      <text:p text:style-name="P24">!</text:p>
      <text:p text:style-name="P24">!</text:p>
      <text:p text:style-name="P24">username rendszer secret 5 $1$mERr$Xwxi.91ci7SyWyNJ/rZra1</text:p>
      <text:p text:style-name="P24">!</text:p>
      <text:p text:style-name="P24">!</text:p>
      <text:p text:style-name="P24">license udi pid CISCO2911/K9 sn FTX1524UH6G-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ip domain-name doli.local</text:p>
      <text:p text:style-name="P24">!</text:p>
      <text:p text:style-name="P24">!</text:p>
      <text:p text:style-name="P24">spanning-tree mode pvst</text:p>
      <text:p text:style-name="P24">!</text:p>
      <text:p text:style-name="P24">!</text:p>
      <text:p text:style-name="P24">!</text:p>
      <text:p text:style-name="P24">!</text:p>
      <text:p text:style-name="P24">!</text:p>
      <text:p text:style-name="P24"><text:soft-page-break/>!</text:p>
      <text:p text:style-name="P24">interface GigabitEthernet0/0</text:p>
      <text:p text:style-name="P24">ip address 192.168.50.65 255.255.255.224</text:p>
      <text:p text:style-name="P24">duplex auto</text:p>
      <text:p text:style-name="P24">speed auto</text:p>
      <text:p text:style-name="P24">!</text:p>
      <text:p text:style-name="P24">interface GigabitEthernet0/1</text:p>
      <text:p text:style-name="P24">no ip address</text:p>
      <text:p text:style-name="P24">duplex auto</text:p>
      <text:p text:style-name="P24">speed auto</text:p>
      <text:p text:style-name="P24">shutdown</text:p>
      <text:p text:style-name="P24">!</text:p>
      <text:p text:style-name="P24">interface GigabitEthernet0/2</text:p>
      <text:p text:style-name="P24">no ip address</text:p>
      <text:p text:style-name="P24">duplex auto</text:p>
      <text:p text:style-name="P24">speed auto</text:p>
      <text:p text:style-name="P24">shutdown</text:p>
      <text:p text:style-name="P24">!</text:p>
      <text:p text:style-name="P24">interface Serial0/0/0</text:p>
      <text:p text:style-name="P24">ip address 9.9.9.2 255.255.255.252</text:p>
      <text:p text:style-name="P24">!</text:p>
      <text:p text:style-name="P24">interface Serial0/0/1</text:p>
      <text:p text:style-name="P24">ip address 8.8.8.1 255.255.255.252</text:p>
      <text:p text:style-name="P24">clock rate 2000000</text:p>
      <text:p text:style-name="P24">!</text:p>
      <text:p text:style-name="P24">interface Vlan1</text:p>
      <text:p text:style-name="P24">no ip address</text:p>
      <text:p text:style-name="P24">shutdown</text:p>
      <text:p text:style-name="P24">!</text:p>
      <text:p text:style-name="P24">ip classless</text:p>
      <text:p text:style-name="P24">ip route 192.168.50.0 255.255.255.224 Serial0/0/0 </text:p>
      <text:p text:style-name="P24">ip route 192.168.50.128 255.255.255.224 Serial0/0/1 </text:p>
      <text:p text:style-name="P24">!</text:p>
      <text:p text:style-name="P24">ip flow-export version 9</text:p>
      <text:p text:style-name="P24">!</text:p>
      <text:p text:style-name="P24">!</text:p>
      <text:p text:style-name="P24">!</text:p>
      <text:p text:style-name="P24">banner motd ^CFrantal Attila^C</text:p>
      <text:p text:style-name="P24">!</text:p>
      <text:p text:style-name="P24">!</text:p>
      <text:p text:style-name="P24">!</text:p>
      <text:p text:style-name="P24">!</text:p>
      <text:p text:style-name="P24"><text:soft-page-break/>!</text:p>
      <text:p text:style-name="P24">line con 0</text:p>
      <text:p text:style-name="P24">password 7 08075E4F070D041B</text:p>
      <text:p text:style-name="P24">login</text:p>
      <text:p text:style-name="P24">!</text:p>
      <text:p text:style-name="P24">line aux 0</text:p>
      <text:p text:style-name="P24">!</text:p>
      <text:p text:style-name="P24">line vty 0 4</text:p>
      <text:p text:style-name="P24">login local</text:p>
      <text:p text:style-name="P24">transport input ssh</text:p>
      <text:p text:style-name="P24">line vty 5 15</text:p>
      <text:p text:style-name="P24">password 7 082543420E161F1606</text:p>
      <text:p text:style-name="P24">login</text:p>
      <text:p text:style-name="P24">!</text:p>
      <text:p text:style-name="P24">!</text:p>
      <text:p text:style-name="P24">!</text:p>
      <text:p text:style-name="P24">end</text:p>
      <text:p text:style-name="P1">---------------------------------------------------------------------------------------------------------------------------</text:p>
      <text:p text:style-name="P1"/>
      <text:p text:style-name="P20">RKonyveles(config)#do show ip route</text:p>
      <text:p text:style-name="P25">Codes: L - local, C - connected, S - static, R - RIP, M - mobile, B - BGP</text:p>
      <text:p text:style-name="P25">D - EIGRP, EX - EIGRP external, O - OSPF, IA - OSPF inter area</text:p>
      <text:p text:style-name="P25">N1 - OSPF NSSA external type 1, N2 - OSPF NSSA external type 2</text:p>
      <text:p text:style-name="P25">E1 - OSPF external type 1, E2 - OSPF external type 2, E - EGP</text:p>
      <text:p text:style-name="P25">i - IS-IS, L1 - IS-IS level-1, L2 - IS-IS level-2, ia - IS-IS inter area</text:p>
      <text:p text:style-name="P25">* - candidate default, U - per-user static route, o - ODR</text:p>
      <text:p text:style-name="P25">P - periodic downloaded static route</text:p>
      <text:p text:style-name="P19"/>
      <text:p text:style-name="P25">Gateway of last resort is not set</text:p>
      <text:p text:style-name="P19"/>
      <text:p text:style-name="P25">8.0.0.0/8 is variably subnetted, 2 subnets, 2 masks</text:p>
      <text:p text:style-name="P25">C 8.8.8.0/30 is directly connected, Serial0/0/1</text:p>
      <text:p text:style-name="P25">L 8.8.8.2/32 is directly connected, Serial0/0/1</text:p>
      <text:p text:style-name="P25">9.0.0.0/30 is subnetted, 1 subnets</text:p>
      <text:p text:style-name="P25">S 9.9.9.0/30 is directly connected, Serial0/0/1</text:p>
      <text:p text:style-name="P25">192.168.50.0/24 is variably subnetted, 4 subnets, 2 masks</text:p>
      <text:p text:style-name="P25">S 192.168.50.0/27 is directly connected, Serial0/0/1</text:p>
      <text:p text:style-name="P25">S 192.168.50.64/27 is directly connected, Serial0/0/1</text:p>
      <text:p text:style-name="P25">C 192.168.50.128/27 is directly connected, GigabitEthernet0/0</text:p>
      <text:p text:style-name="P25">L 192.168.50.129/32 is directly connected, GigabitEthernet0/0</text:p>
      <text:p text:style-name="P25"/>
      <text:p text:style-name="P13"><text:soft-page-break/>---------------------------------------------------------------------------------------------------------------------------</text:p>
      <text:p text:style-name="P13"/>
      <text:p text:style-name="P13"/>
      <text:p text:style-name="P21">RKonyveles(config)#do show running-config</text:p>
      <text:p text:style-name="P25">Building configuration...</text:p>
      <text:p text:style-name="P19"/>
      <text:p text:style-name="P25">Current configuration : 1266 bytes</text:p>
      <text:p text:style-name="P25">!</text:p>
      <text:p text:style-name="P25">version 15.1</text:p>
      <text:p text:style-name="P25">no service timestamps log datetime msec</text:p>
      <text:p text:style-name="P25">no service timestamps debug datetime msec</text:p>
      <text:p text:style-name="P25">service password-encryption</text:p>
      <text:p text:style-name="P25">!</text:p>
      <text:p text:style-name="P25">hostname RKonyveles</text:p>
      <text:p text:style-name="P25">!</text:p>
      <text:p text:style-name="P25">!</text:p>
      <text:p text:style-name="P25">!</text:p>
      <text:p text:style-name="P25">enable secret 5 $1$mERr$DzAAKnSDFx1KMB6ncJIZh.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no ip cef</text:p>
      <text:p text:style-name="P25">no ipv6 cef</text:p>
      <text:p text:style-name="P25">!</text:p>
      <text:p text:style-name="P25">!</text:p>
      <text:p text:style-name="P25">!</text:p>
      <text:p text:style-name="P25">username rendszer secret 5 $1$mERr$Xwxi.91ci7SyWyNJ/rZra1</text:p>
      <text:p text:style-name="P25">!</text:p>
      <text:p text:style-name="P25">!</text:p>
      <text:p text:style-name="P25">license udi pid CISCO2911/K9 sn FTX1524JYP9-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<text:soft-page-break/>ip domain-name doli.local</text:p>
      <text:p text:style-name="P25">!</text:p>
      <text:p text:style-name="P25">!</text:p>
      <text:p text:style-name="P25">spanning-tree mode pvst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interface GigabitEthernet0/0</text:p>
      <text:p text:style-name="P25">ip address 192.168.50.129 255.255.255.224</text:p>
      <text:p text:style-name="P25">duplex auto</text:p>
      <text:p text:style-name="P25">speed auto</text:p>
      <text:p text:style-name="P25">!</text:p>
      <text:p text:style-name="P25">interface GigabitEthernet0/1</text:p>
      <text:p text:style-name="P25">no ip address</text:p>
      <text:p text:style-name="P25">duplex auto</text:p>
      <text:p text:style-name="P25">speed auto</text:p>
      <text:p text:style-name="P25">shutdown</text:p>
      <text:p text:style-name="P25">!</text:p>
      <text:p text:style-name="P25">interface GigabitEthernet0/2</text:p>
      <text:p text:style-name="P25">no ip address</text:p>
      <text:p text:style-name="P25">duplex auto</text:p>
      <text:p text:style-name="P25">speed auto</text:p>
      <text:p text:style-name="P25">shutdown</text:p>
      <text:p text:style-name="P25">!</text:p>
      <text:p text:style-name="P25">interface Serial0/0/0</text:p>
      <text:p text:style-name="P25">no ip address</text:p>
      <text:p text:style-name="P25">clock rate 2000000</text:p>
      <text:p text:style-name="P25">shutdown</text:p>
      <text:p text:style-name="P25">!</text:p>
      <text:p text:style-name="P25">interface Serial0/0/1</text:p>
      <text:p text:style-name="P25">ip address 8.8.8.2 255.255.255.252</text:p>
      <text:p text:style-name="P25">!</text:p>
      <text:p text:style-name="P25">interface Vlan1</text:p>
      <text:p text:style-name="P25">no ip address</text:p>
      <text:p text:style-name="P25">shutdown</text:p>
      <text:p text:style-name="P25">!</text:p>
      <text:p text:style-name="P25">ip classless</text:p>
      <text:p text:style-name="P25">ip route 192.168.50.64 255.255.255.224 Serial0/0/1 </text:p>
      <text:p text:style-name="P25">ip route 9.9.9.0 255.255.255.252 Serial0/0/1 </text:p>
      <text:p text:style-name="P25"><text:soft-page-break/>ip route 192.168.50.0 255.255.255.224 Serial0/0/1 </text:p>
      <text:p text:style-name="P25">!</text:p>
      <text:p text:style-name="P25">ip flow-export version 9</text:p>
      <text:p text:style-name="P25">!</text:p>
      <text:p text:style-name="P25">!</text:p>
      <text:p text:style-name="P25">!</text:p>
      <text:p text:style-name="P25">banner motd ^CFrantal Attila^C</text:p>
      <text:p text:style-name="P25">!</text:p>
      <text:p text:style-name="P25">!</text:p>
      <text:p text:style-name="P25">!</text:p>
      <text:p text:style-name="P25">!</text:p>
      <text:p text:style-name="P25">!</text:p>
      <text:p text:style-name="P25">line con 0</text:p>
      <text:p text:style-name="P25">password 7 08075E4F070D041B</text:p>
      <text:p text:style-name="P25">login</text:p>
      <text:p text:style-name="P25">!</text:p>
      <text:p text:style-name="P25">line aux 0</text:p>
      <text:p text:style-name="P25">!</text:p>
      <text:p text:style-name="P25">line vty 0 4</text:p>
      <text:p text:style-name="P25">login local</text:p>
      <text:p text:style-name="P25">transport input ssh</text:p>
      <text:p text:style-name="P25">line vty 5 15</text:p>
      <text:p text:style-name="P25">password 7 0800585A001504</text:p>
      <text:p text:style-name="P25">login</text:p>
      <text:p text:style-name="P25">!</text:p>
      <text:p text:style-name="P25">!</text:p>
      <text:p text:style-name="P25">!</text:p>
      <text:p text:style-name="P25">end</text:p>
      <text:p text:style-name="P22"/>
      <text:p text:style-name="P2">---------------------------------------------------------------------------------------------------------------------------</text:p>
      <text:p text:style-name="P6">Switch running-config-ok</text:p>
      <text:p text:style-name="P5">---------------------------------------------------------------------------------------------------------------------------</text:p>
      <text:p text:style-name="P14">SRaktar(config)#do show running-config</text:p>
      <text:p text:style-name="P22">Building configuration...</text:p>
      <text:p text:style-name="Text_20_body"/>
      <text:p text:style-name="P22">Current configuration : 1336 bytes</text:p>
      <text:p text:style-name="P22">!</text:p>
      <text:p text:style-name="P22">version 12.2</text:p>
      <text:p text:style-name="P22">no service timestamps log datetime msec</text:p>
      <text:p text:style-name="P22">no service timestamps debug datetime msec</text:p>
      <text:p text:style-name="P22">service password-encryption</text:p>
      <text:p text:style-name="P22">!</text:p>
      <text:p text:style-name="P22"><text:soft-page-break/>hostname SRaktar</text:p>
      <text:p text:style-name="P22">!</text:p>
      <text:p text:style-name="P22">enable secret 5 $1$mERr$DzAAKnSDFx1KMB6ncJIZh.</text:p>
      <text:p text:style-name="P22">!</text:p>
      <text:p text:style-name="P22">!</text:p>
      <text:p text:style-name="P22">!</text:p>
      <text:p text:style-name="P22">ip domain-name doli.local</text:p>
      <text:p text:style-name="P22">!</text:p>
      <text:p text:style-name="P22">username rendszer secret 5 $1$mERr$Xwxi.91ci7SyWyNJ/rZra1</text:p>
      <text:p text:style-name="P22">!</text:p>
      <text:p text:style-name="P22">!</text:p>
      <text:p text:style-name="P22">!</text:p>
      <text:p text:style-name="P22">spanning-tree mode pvst</text:p>
      <text:p text:style-name="P22">spanning-tree extend system-id</text:p>
      <text:p text:style-name="P22">!</text:p>
      <text:p text:style-name="P22">interface FastEthernet0/1</text:p>
      <text:p text:style-name="P22">!</text:p>
      <text:p text:style-name="P22">interface FastEthernet0/2</text:p>
      <text:p text:style-name="P22">!</text:p>
      <text:p text:style-name="P22">interface FastEthernet0/3</text:p>
      <text:p text:style-name="P22">!</text:p>
      <text:p text:style-name="P22">interface FastEthernet0/4</text:p>
      <text:p text:style-name="P22">!</text:p>
      <text:p text:style-name="P22">interface FastEthernet0/5</text:p>
      <text:p text:style-name="P22">!</text:p>
      <text:p text:style-name="P22">interface FastEthernet0/6</text:p>
      <text:p text:style-name="P22">!</text:p>
      <text:p text:style-name="P22">interface FastEthernet0/7</text:p>
      <text:p text:style-name="P22">!</text:p>
      <text:p text:style-name="P22">interface FastEthernet0/8</text:p>
      <text:p text:style-name="P22">!</text:p>
      <text:p text:style-name="P22">interface FastEthernet0/9</text:p>
      <text:p text:style-name="P22">!</text:p>
      <text:p text:style-name="P22">interface FastEthernet0/10</text:p>
      <text:p text:style-name="P22">!</text:p>
      <text:p text:style-name="P22">interface FastEthernet0/11</text:p>
      <text:p text:style-name="P22">!</text:p>
      <text:p text:style-name="P22">interface FastEthernet0/12</text:p>
      <text:p text:style-name="P22">!</text:p>
      <text:p text:style-name="P22">interface FastEthernet0/13</text:p>
      <text:p text:style-name="P22">!</text:p>
      <text:p text:style-name="P22">interface FastEthernet0/14</text:p>
      <text:p text:style-name="P22"><text:soft-page-break/>!</text:p>
      <text:p text:style-name="P22">interface FastEthernet0/15</text:p>
      <text:p text:style-name="P22">!</text:p>
      <text:p text:style-name="P22">interface FastEthernet0/16</text:p>
      <text:p text:style-name="P22">!</text:p>
      <text:p text:style-name="P22">interface FastEthernet0/17</text:p>
      <text:p text:style-name="P22">!</text:p>
      <text:p text:style-name="P22">interface FastEthernet0/18</text:p>
      <text:p text:style-name="P22">!</text:p>
      <text:p text:style-name="P22">interface FastEthernet0/19</text:p>
      <text:p text:style-name="P22">!</text:p>
      <text:p text:style-name="P22">interface FastEthernet0/20</text:p>
      <text:p text:style-name="P22">!</text:p>
      <text:p text:style-name="P22">interface FastEthernet0/21</text:p>
      <text:p text:style-name="P22">!</text:p>
      <text:p text:style-name="P22">interface FastEthernet0/22</text:p>
      <text:p text:style-name="P22">!</text:p>
      <text:p text:style-name="P22">interface FastEthernet0/23</text:p>
      <text:p text:style-name="P22">!</text:p>
      <text:p text:style-name="P22">interface FastEthernet0/24</text:p>
      <text:p text:style-name="P22">!</text:p>
      <text:p text:style-name="P22">interface GigabitEthernet0/1</text:p>
      <text:p text:style-name="P22">!</text:p>
      <text:p text:style-name="P22">interface GigabitEthernet0/2</text:p>
      <text:p text:style-name="P22">!</text:p>
      <text:p text:style-name="P22">interface Vlan1</text:p>
      <text:p text:style-name="P22">no ip address</text:p>
      <text:p text:style-name="P22">shutdown</text:p>
      <text:p text:style-name="P22">!</text:p>
      <text:p text:style-name="P22">banner motd ^CFrantal Attila^C</text:p>
      <text:p text:style-name="P22">!</text:p>
      <text:p text:style-name="P22">!</text:p>
      <text:p text:style-name="P22">!</text:p>
      <text:p text:style-name="P22">line con 0</text:p>
      <text:p text:style-name="P22">password 7 08075E4F070D041B</text:p>
      <text:p text:style-name="P22">login</text:p>
      <text:p text:style-name="P22">!</text:p>
      <text:p text:style-name="P22">line vty 0 4</text:p>
      <text:p text:style-name="P22">login local</text:p>
      <text:p text:style-name="P22">transport input ssh</text:p>
      <text:p text:style-name="P22">line vty 5 15</text:p>
      <text:p text:style-name="P22">password 7 082543420E161F1606</text:p>
      <text:p text:style-name="P22"><text:soft-page-break/>login</text:p>
      <text:p text:style-name="P22">!</text:p>
      <text:p text:style-name="P22">!</text:p>
      <text:p text:style-name="P22">!</text:p>
      <text:p text:style-name="P22">!</text:p>
      <text:p text:style-name="P22">end</text:p>
      <text:p text:style-name="P3">---------------------------------------------------------------------------------------------------------------------------</text:p>
      <text:p text:style-name="P3"/>
      <text:p text:style-name="P15">SKozpont(config)#do show running-config</text:p>
      <text:p text:style-name="P22">Building configuration...</text:p>
      <text:p text:style-name="Text_20_body"/>
      <text:p text:style-name="P22">Current configuration : 1357 bytes</text:p>
      <text:p text:style-name="P22">!</text:p>
      <text:p text:style-name="P22">version 12.2</text:p>
      <text:p text:style-name="P22">no service timestamps log datetime msec</text:p>
      <text:p text:style-name="P22">no service timestamps debug datetime msec</text:p>
      <text:p text:style-name="P22">service password-encryption</text:p>
      <text:p text:style-name="P22">!</text:p>
      <text:p text:style-name="P22">hostname SKozpont</text:p>
      <text:p text:style-name="P22">!</text:p>
      <text:p text:style-name="P22">enable secret 5 $1$mERr$DzAAKnSDFx1KMB6ncJIZh.</text:p>
      <text:p text:style-name="P22">!</text:p>
      <text:p text:style-name="P22">!</text:p>
      <text:p text:style-name="P22">!</text:p>
      <text:p text:style-name="P22">no ip domain-lookup</text:p>
      <text:p text:style-name="P22">ip domain-name doli.local</text:p>
      <text:p text:style-name="P22">!</text:p>
      <text:p text:style-name="P22">username rendszer secret 5 $1$mERr$Xwxi.91ci7SyWyNJ/rZra1</text:p>
      <text:p text:style-name="P22">!</text:p>
      <text:p text:style-name="P22">!</text:p>
      <text:p text:style-name="P22">!</text:p>
      <text:p text:style-name="P22">spanning-tree mode pvst</text:p>
      <text:p text:style-name="P22">spanning-tree extend system-id</text:p>
      <text:p text:style-name="P22">!</text:p>
      <text:p text:style-name="P22">interface FastEthernet0/1</text:p>
      <text:p text:style-name="P22">!</text:p>
      <text:p text:style-name="P22">interface FastEthernet0/2</text:p>
      <text:p text:style-name="P22">!</text:p>
      <text:p text:style-name="P22">interface FastEthernet0/3</text:p>
      <text:p text:style-name="P22">!</text:p>
      <text:p text:style-name="P22">interface FastEthernet0/4</text:p>
      <text:p text:style-name="P22">!</text:p>
      <text:p text:style-name="P22"><text:soft-page-break/>interface FastEthernet0/5</text:p>
      <text:p text:style-name="P22">!</text:p>
      <text:p text:style-name="P22">interface FastEthernet0/6</text:p>
      <text:p text:style-name="P22">!</text:p>
      <text:p text:style-name="P22">interface FastEthernet0/7</text:p>
      <text:p text:style-name="P22">!</text:p>
      <text:p text:style-name="P22">interface FastEthernet0/8</text:p>
      <text:p text:style-name="P22">!</text:p>
      <text:p text:style-name="P22">interface FastEthernet0/9</text:p>
      <text:p text:style-name="P22">!</text:p>
      <text:p text:style-name="P22">interface FastEthernet0/10</text:p>
      <text:p text:style-name="P22">!</text:p>
      <text:p text:style-name="P22">interface FastEthernet0/11</text:p>
      <text:p text:style-name="P22">!</text:p>
      <text:p text:style-name="P22">interface FastEthernet0/12</text:p>
      <text:p text:style-name="P22">!</text:p>
      <text:p text:style-name="P22">interface FastEthernet0/13</text:p>
      <text:p text:style-name="P22">!</text:p>
      <text:p text:style-name="P22">interface FastEthernet0/14</text:p>
      <text:p text:style-name="P22">!</text:p>
      <text:p text:style-name="P22">interface FastEthernet0/15</text:p>
      <text:p text:style-name="P22">!</text:p>
      <text:p text:style-name="P22">interface FastEthernet0/16</text:p>
      <text:p text:style-name="P22">!</text:p>
      <text:p text:style-name="P22">interface FastEthernet0/17</text:p>
      <text:p text:style-name="P22">!</text:p>
      <text:p text:style-name="P22">interface FastEthernet0/18</text:p>
      <text:p text:style-name="P22">!</text:p>
      <text:p text:style-name="P22">interface FastEthernet0/19</text:p>
      <text:p text:style-name="P22">!</text:p>
      <text:p text:style-name="P22">interface FastEthernet0/20</text:p>
      <text:p text:style-name="P22">!</text:p>
      <text:p text:style-name="P22">interface FastEthernet0/21</text:p>
      <text:p text:style-name="P22">!</text:p>
      <text:p text:style-name="P22">interface FastEthernet0/22</text:p>
      <text:p text:style-name="P22">!</text:p>
      <text:p text:style-name="P22">interface FastEthernet0/23</text:p>
      <text:p text:style-name="P22">!</text:p>
      <text:p text:style-name="P22">interface FastEthernet0/24</text:p>
      <text:p text:style-name="P22">!</text:p>
      <text:p text:style-name="P22">interface GigabitEthernet0/1</text:p>
      <text:p text:style-name="P22">!</text:p>
      <text:p text:style-name="P22"><text:soft-page-break/>interface GigabitEthernet0/2</text:p>
      <text:p text:style-name="P22">!</text:p>
      <text:p text:style-name="P22">interface Vlan1</text:p>
      <text:p text:style-name="P22">no ip address</text:p>
      <text:p text:style-name="P22">shutdown</text:p>
      <text:p text:style-name="P22">!</text:p>
      <text:p text:style-name="P22">banner motd ^CFrantal Attila^C</text:p>
      <text:p text:style-name="P22">!</text:p>
      <text:p text:style-name="P22">!</text:p>
      <text:p text:style-name="P22">!</text:p>
      <text:p text:style-name="P22">line con 0</text:p>
      <text:p text:style-name="P22">password 7 08075E4F070D041B</text:p>
      <text:p text:style-name="P22">login</text:p>
      <text:p text:style-name="P22">!</text:p>
      <text:p text:style-name="P22">line vty 0 4</text:p>
      <text:p text:style-name="P22">login local</text:p>
      <text:p text:style-name="P22">transport input ssh</text:p>
      <text:p text:style-name="P22">line vty 5 15</text:p>
      <text:p text:style-name="P22">password 7 082543420E161F1606</text:p>
      <text:p text:style-name="P22">login</text:p>
      <text:p text:style-name="P22">!</text:p>
      <text:p text:style-name="P22">!</text:p>
      <text:p text:style-name="P22">!</text:p>
      <text:p text:style-name="P22">!</text:p>
      <text:p text:style-name="P22">end</text:p>
      <text:p text:style-name="P4">---------------------------------------------------------------------------------------------------------------------------</text:p>
      <text:p text:style-name="P4"/>
      <text:p text:style-name="P16">SKonyveles(config)#do show running-config</text:p>
      <text:p text:style-name="P22">Building configuration...</text:p>
      <text:p text:style-name="Text_20_body"/>
      <text:p text:style-name="P22">Current configuration : 1339 bytes</text:p>
      <text:p text:style-name="P22">!</text:p>
      <text:p text:style-name="P22">version 12.2</text:p>
      <text:p text:style-name="P22">no service timestamps log datetime msec</text:p>
      <text:p text:style-name="P22">no service timestamps debug datetime msec</text:p>
      <text:p text:style-name="P22">service password-encryption</text:p>
      <text:p text:style-name="P22">!</text:p>
      <text:p text:style-name="P22">hostname SKonyveles</text:p>
      <text:p text:style-name="P22">!</text:p>
      <text:p text:style-name="P22">enable secret 5 $1$mERr$DzAAKnSDFx1KMB6ncJIZh.</text:p>
      <text:p text:style-name="P22">!</text:p>
      <text:p text:style-name="P22">!</text:p>
      <text:p text:style-name="P22"><text:soft-page-break/>!</text:p>
      <text:p text:style-name="P22">ip domain-name doli.local</text:p>
      <text:p text:style-name="P22">!</text:p>
      <text:p text:style-name="P22">username rendszer secret 5 $1$mERr$Xwxi.91ci7SyWyNJ/rZra1</text:p>
      <text:p text:style-name="P22">!</text:p>
      <text:p text:style-name="P22">!</text:p>
      <text:p text:style-name="P22">!</text:p>
      <text:p text:style-name="P22">spanning-tree mode pvst</text:p>
      <text:p text:style-name="P22">spanning-tree extend system-id</text:p>
      <text:p text:style-name="P22">!</text:p>
      <text:p text:style-name="P22">interface FastEthernet0/1</text:p>
      <text:p text:style-name="P22">!</text:p>
      <text:p text:style-name="P22">interface FastEthernet0/2</text:p>
      <text:p text:style-name="P22">!</text:p>
      <text:p text:style-name="P22">interface FastEthernet0/3</text:p>
      <text:p text:style-name="P22">!</text:p>
      <text:p text:style-name="P22">interface FastEthernet0/4</text:p>
      <text:p text:style-name="P22">!</text:p>
      <text:p text:style-name="P22">interface FastEthernet0/5</text:p>
      <text:p text:style-name="P22">!</text:p>
      <text:p text:style-name="P22">interface FastEthernet0/6</text:p>
      <text:p text:style-name="P22">!</text:p>
      <text:p text:style-name="P22">interface FastEthernet0/7</text:p>
      <text:p text:style-name="P22">!</text:p>
      <text:p text:style-name="P22">interface FastEthernet0/8</text:p>
      <text:p text:style-name="P22">!</text:p>
      <text:p text:style-name="P22">interface FastEthernet0/9</text:p>
      <text:p text:style-name="P22">!</text:p>
      <text:p text:style-name="P22">interface FastEthernet0/10</text:p>
      <text:p text:style-name="P22">!</text:p>
      <text:p text:style-name="P22">interface FastEthernet0/11</text:p>
      <text:p text:style-name="P22">!</text:p>
      <text:p text:style-name="P22">interface FastEthernet0/12</text:p>
      <text:p text:style-name="P22">!</text:p>
      <text:p text:style-name="P22">interface FastEthernet0/13</text:p>
      <text:p text:style-name="P22">!</text:p>
      <text:p text:style-name="P22">interface FastEthernet0/14</text:p>
      <text:p text:style-name="P22">!</text:p>
      <text:p text:style-name="P22">interface FastEthernet0/15</text:p>
      <text:p text:style-name="P22">!</text:p>
      <text:p text:style-name="P22">interface FastEthernet0/16</text:p>
      <text:p text:style-name="P22">!</text:p>
      <text:p text:style-name="P22"><text:soft-page-break/>interface FastEthernet0/17</text:p>
      <text:p text:style-name="P22">!</text:p>
      <text:p text:style-name="P22">interface FastEthernet0/18</text:p>
      <text:p text:style-name="P22">!</text:p>
      <text:p text:style-name="P22">interface FastEthernet0/19</text:p>
      <text:p text:style-name="P22">!</text:p>
      <text:p text:style-name="P22">interface FastEthernet0/20</text:p>
      <text:p text:style-name="P22">!</text:p>
      <text:p text:style-name="P22">interface FastEthernet0/21</text:p>
      <text:p text:style-name="P22">!</text:p>
      <text:p text:style-name="P22">interface FastEthernet0/22</text:p>
      <text:p text:style-name="P22">!</text:p>
      <text:p text:style-name="P22">interface FastEthernet0/23</text:p>
      <text:p text:style-name="P22">!</text:p>
      <text:p text:style-name="P22">interface FastEthernet0/24</text:p>
      <text:p text:style-name="P22">!</text:p>
      <text:p text:style-name="P22">interface GigabitEthernet0/1</text:p>
      <text:p text:style-name="P22">!</text:p>
      <text:p text:style-name="P22">interface GigabitEthernet0/2</text:p>
      <text:p text:style-name="P22">!</text:p>
      <text:p text:style-name="P22">interface Vlan1</text:p>
      <text:p text:style-name="P22">no ip address</text:p>
      <text:p text:style-name="P22">shutdown</text:p>
      <text:p text:style-name="P22">!</text:p>
      <text:p text:style-name="P22">banner motd ^CFrantal Attila^C</text:p>
      <text:p text:style-name="P22">!</text:p>
      <text:p text:style-name="P22">!</text:p>
      <text:p text:style-name="P22">!</text:p>
      <text:p text:style-name="P22">line con 0</text:p>
      <text:p text:style-name="P22">password 7 08075E4F070D041B</text:p>
      <text:p text:style-name="P22">login</text:p>
      <text:p text:style-name="P22">!</text:p>
      <text:p text:style-name="P22">line vty 0 4</text:p>
      <text:p text:style-name="P22">login local</text:p>
      <text:p text:style-name="P22">transport input ssh</text:p>
      <text:p text:style-name="P22">line vty 5 15</text:p>
      <text:p text:style-name="P22">password 7 082543420E161F1606</text:p>
      <text:p text:style-name="P22">login</text:p>
      <text:p text:style-name="P22">!</text:p>
      <text:p text:style-name="P22">!</text:p>
      <text:p text:style-name="P22">!</text:p>
      <text:p text:style-name="P22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8:31:49.996000000</meta:creation-date>
    <dc:date>2020-12-09T18:51:45.850000000</dc:date>
    <meta:editing-duration>PT19M45S</meta:editing-duration>
    <meta:editing-cycles>19</meta:editing-cycles>
    <meta:generator>LibreOffice/7.0.3.1$Windows_X86_64 LibreOffice_project/d7547858d014d4cf69878db179d326fc3483e082</meta:generator>
    <meta:document-statistic meta:table-count="0" meta:image-count="0" meta:object-count="0" meta:page-count="17" meta:paragraph-count="692" meta:word-count="1717" meta:character-count="12211" meta:non-whitespace-character-count="11178"/>
  </office:meta>
</office:document-meta>
</file>